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KANA CAMAC HERN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713106</text:p>
          </table:table-cell>
          <table:table-cell table:style-name="Tabla1.E2" office:value-type="string">
            <text:p text:style-name="P10"><text:span text:style-name="T1">Ruc</text:span>: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484016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KANA CAMAC HERN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7131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ZENA BERNARDINO SALCEDO SERVELEO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35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50</text:p>
            <text:p text:style-name="P11"/>
          </table:table-cell>
        </table:table-row>
        <table:table-row>
          <table:table-cell table:style-name="Tableau1.A2" office:value-type="string">
            <text:p text:style-name="P11">009 - Trans. Aer. Caja Pollo Fr Negro</text:p>
          </table:table-cell>
          <table:table-cell table:style-name="Tableau1.A2" office:value-type="string">
            <text:p text:style-name="P13">35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0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ANCES NEGRO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4T22:10:31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